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e0ab8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0ab8" officeooo:paragraph-rsid="002e0ab8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0ab8" officeooo:paragraph-rsid="002e0ab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0ab8" style:text-blinking="false" fo:background-color="transparent" loext:char-shading-value="0"/>
    </style:style>
    <style:style style:name="T6" style:family="text">
      <style:text-properties officeooo:rsid="002e0ab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</text:span><text:span text:style-name="T2"> Testing de cartas españolas de 40</text:span></text:p>
      <text:p text:style-name="P7">Solo sirve para testear las cartas españolas de un mazo de 40 cartas.</text:p>
      <text:p text:style-name="P7">Ejecutar y usar la flecha hacia la derecha para avanzar de test en test.</text:p>
      <text:p text:style-name="P6"><text:span text:style-name="T6">Testea: </text:span></text:p>
      <text:list xml:id="list6405466441722862501" text:style-name="L2">
        <text:list-item>
          <text:p text:style-name="P8">todas las cartas españolas y poner carta española</text:p>
        </text:list-item>
        <text:list-item>
          <text:p text:style-name="P8">sacar carta española</text:p>
        </text:list-item>
        <text:list-item>
          <text:p text:style-name="P8">dar vuelta la carta española actual</text:p>
        </text:list-item>
        <text:list-item>
          <text:p text:style-name="P8">dar vuelta la carta española actual ya dada vuelta</text:p>
        </text:list-item>
        <text:list-item>
          <text:p text:style-name="P8">hay carta española y hay carta española tapada</text:p>
        </text:list-item>
        <text:list-item>
          <text:p text:style-name="P8">carta española actual</text:p>
        </text:list-item>
        <text:list-item>
          <text:p text:style-name="P8">carta española tapada</text:p>
        </text:list-item>
        <text:list-item>
          <text:p text:style-name="P8">es menor carta española</text:p>
        </text:list-item>
        <text:list-item>
          <text:p text:style-name="P8">es mayor carta española</text:p>
        </text:list-item>
        <text:list-item>
          <text:p text:style-name="P8">carta española siguiente y previa</text:p>
        </text:list-item>
        <text:list-item>
          <text:p text:style-name="P8">la carta española más chica y la más grande</text:p>
        </text:list-item>
        <text:list-item>
          <text:p text:style-name="P8">iluminar la carta española actual</text:p>
        </text:list-item>
        <text:list-item>
          <text:p text:style-name="P8">hay carta iluminada y hay otra carta ilumin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0:35:37.933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7" meta:word-count="123" meta:character-count="666" meta:non-whitespace-character-count="572"/>
  </office:meta>
</office:document-meta>
</file>